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9C34C0B05197D29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subtitle">
      <style:graphic-properties draw:fill-color="#ffffff" fo:min-height="9.134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outline1">
      <style:graphic-properties fo:min-height="8.884cm"/>
    </style:style>
    <style:style style:name="pr5" style:family="presentation" style:parent-style-name="DNA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Top CVEs and Mitigation</text:p>
          </draw:text-box>
        </draw:frame>
        <draw:frame presentation:style-name="pr2" draw:text-style-name="P1" draw:layer="layout" svg:width="22.5cm" svg:height="9.134cm" svg:x="4.5cm" svg:y="3.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#6 Information Exposure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Examples</text:p>
                <text:list>
                  <text:list-item>
                    <text:p>Many well-known cloud hacks</text:p>
                  </text:list-item>
                  <text:list-item>
                    <text:p>Webcam-based DDoS reflection attacks</text:p>
                  </text:list-item>
                </text:list>
              </text:list-item>
              <text:list-item>
                <text:p>Everyday mistakes</text:p>
                <text:list>
                  <text:list-item>
                    <text:p>Linux history command</text:p>
                  </text:list-item>
                  <text:list-item>
                    <text:p>Leaky logs</text:p>
                  </text:list-item>
                  <text:list-item>
                    <text:p>Key exposures</text:p>
                  </text:list-item>
                  <text:list-item>
                    <text:p>Default passwords and configuration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Out of Bounds Read, Path Traversal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Example: Heartbleed, ZipSlip</text:p>
              </text:list-item>
              <text:list-item>
                <text:p>A user is allowed to overwrite arbitrary paths or environment variables</text:p>
              </text:list-item>
              <text:list-item>
                <text:p>A reusable resource allows users to read previous inputs</text:p>
                <text:list>
                  <text:list-item>
                    <text:p>History</text:p>
                  </text:list-item>
                  <text:list-item>
                    <text:p>Reused buffe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#5 Improper input validation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Logical, programmatic mistakes</text:p>
              </text:list-item>
              <text:list-item>
                <text:p>Scenario:</text:p>
                <text:list>
                  <text:list-item>
                    <text:p>A bank transaction interface allows users to input negative values</text:p>
                  </text:list-item>
                  <text:list-item>
                    <text:p>An application protocol allows input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#4 Uncontrolled resource allocation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Uncontrolled access to:</text:p>
                <text:list>
                  <text:list-item>
                    <text:p>Thread allocation</text:p>
                  </text:list-item>
                  <text:list-item>
                    <text:p>Expensive database queries</text:p>
                  </text:list-item>
                  <text:list-item>
                    <text:p>Cpu, filesystem resources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ross Site Scripting, CSRF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Code injection</text:p>
              </text:list-item>
              <text:list-item>
                <text:p>Exploiting the browser’s trust mode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#1 Buffer overflow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Structured, whitebox attacks</text:p>
                <text:p/>
              </text:list-item>
              <text:list-item>
                <text:p>Mitigation: </text:p>
                <text:list>
                  <text:list-item>
                    <text:p>Compile time: ASLR, DEP, NX, stack ‘canary’</text:p>
                    <text:p>...But most are easily bypassed.</text:p>
                  </text:list-item>
                  <text:list-item>
                    <text:p>Run time: defined process capabilities</text:p>
                    <text:list>
                      <text:list-item>
                        <text:p>Bypassed if running as roo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Almost Famou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SQL Injection</text:p>
              </text:list-item>
              <text:list-item>
                <text:p>Improper deserialization techniques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est Practice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Sanitize all user inputs</text:p>
              </text:list-item>
              <text:list-item>
                <text:p>Run with least-privilege</text:p>
              </text:list-item>
              <text:list-item>
                <text:p>Clean code, code reviews</text:p>
              </text:list-item>
              <text:list-item>
                <text:p>Scanning: code and runtime scans.</text:p>
              </text:list-item>
              <text:list-item>
                <text:p>Shame! Just kidding, we’re all huma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9C34C0B05197D29B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0T20:40:42.638150990</meta:creation-date>
    <meta:editing-duration>PT1H3M32S</meta:editing-duration>
    <meta:editing-cycles>21</meta:editing-cycles>
    <meta:generator>LibreOffice/6.2.8.2$Linux_X86_64 LibreOffice_project/20$Build-2</meta:generator>
    <dc:title>DNA</dc:title>
    <dc:date>2019-12-10T21:44:23.809645827</dc:date>
    <meta:document-statistic meta:object-count="58"/>
  </office:meta>
</office:document-meta>
</file>